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A0000014F8F48CE4DF28953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2e2e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1b4383" style:font-name="San Francisco Text" fo:font-size="48pt" style:font-size-asian="48pt" style:font-size-complex="48pt"/>
    </style:style>
    <style:style style:name="P3" style:family="paragraph">
      <loext:graphic-properties draw:fill-color="#ffffff"/>
    </style:style>
    <style:style style:name="T1" style:family="text">
      <style:text-properties fo:color="#1b4383" style:font-name="San Francisco Text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346cm" svg:height="7.595cm" svg:x="1.297cm" svg:y="3.823cm">
          <draw:image xlink:href="Pictures/100002010000043A0000014F8F48CE4DF289535D.png" xlink:type="simple" xlink:show="embed" xlink:actuate="onLoad" loext:mime-type="image/png">
            <text:p/>
          </draw:image>
        </draw:frame>
        <draw:frame draw:style-name="gr2" draw:text-style-name="P2" draw:layer="layout" svg:width="17.143cm" svg:height="2.27cm" svg:x="0cm" svg:y="12.954cm">
          <draw:text-box>
            <text:p><text:span text:style-name="T1">MAT <text:s/>- Video Lesson #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7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3cm" fo:margin-bottom="0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5.069cm" svg:x="1cm" svg:y="3.386cm"/>
      <draw:page-thumbnail draw:layer="backgroundobjects" svg:width="9.294cm" svg:height="5.069cm" svg:x="1cm" svg:y="11.434cm"/>
      <draw:page-thumbnail draw:layer="backgroundobjects" svg:width="9.294cm" svg:height="5.069cm" svg:x="1cm" svg:y="19.482cm"/>
      <draw:page-thumbnail draw:layer="backgroundobjects" svg:width="9.294cm" svg:height="5.069cm" svg:x="11.295cm" svg:y="3.386cm"/>
      <draw:page-thumbnail draw:layer="backgroundobjects" svg:width="9.294cm" svg:height="5.069cm" svg:x="11.295cm" svg:y="11.434cm"/>
      <draw:page-thumbnail draw:layer="backgroundobjects" svg:width="9.294cm" svg:height="5.069cm" svg:x="11.295cm" svg:y="19.482cm"/>
    </style:handout-master>
    <style:master-page style:name="Default" style:page-layout-name="PM1" draw:style-name="Mdp1">
      <draw:frame presentation:style-name="Default-title" draw:layer="backgroundobjects" svg:width="25.145cm" svg:height="2.544cm" svg:x="1.397cm" svg:y="0.607cm" presentation:class="title" presentation:placeholder="true">
        <draw:text-box/>
      </draw:frame>
      <draw:frame presentation:style-name="Default-outline1" draw:layer="backgroundobjects" svg:width="25.145cm" svg:height="8.838cm" svg:x="1.397cm" svg:y="3.565cm" presentation:class="outline" presentation:placeholder="true">
        <draw:text-box/>
      </draw:frame>
      <draw:frame presentation:style-name="Mpr1" draw:text-style-name="MP2" draw:layer="backgroundobjects" svg:width="6.509cm" svg:height="1.05cm" svg:x="1.397cm" svg:y="13.88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1.05cm" svg:x="9.555cm" svg:y="13.88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05cm" svg:x="20.032cm" svg:y="13.883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12:46:47.957436401</meta:creation-date>
    <dc:date>2020-08-08T13:03:56.189814615</dc:date>
    <meta:editing-duration>PT11M17S</meta:editing-duration>
    <meta:editing-cycles>2</meta:editing-cycles>
    <meta:generator>LibreOffice/6.4.4.2$Linux_X86_64 LibreOffice_project/40$Build-2</meta:generator>
    <meta:document-statistic meta:object-count="25"/>
  </office:meta>
</office:document-meta>
</file>